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officeooo:rsid="0004b02e" officeooo:paragraph-rsid="0004b02e"/>
    </style:style>
    <style:style style:name="P2" style:family="paragraph" style:parent-style-name="Standard" style:list-style-name="L1">
      <style:text-properties style:font-name="Liberation Sans" officeooo:rsid="0004b02e" officeooo:paragraph-rsid="0004b02e"/>
    </style:style>
    <style:style style:name="P3" style:family="paragraph" style:parent-style-name="Standard" style:list-style-name="L1">
      <style:text-properties style:font-name="Liberation Sans" officeooo:rsid="0006064c" officeooo:paragraph-rsid="0006064c"/>
    </style:style>
    <style:style style:name="P4" style:family="paragraph" style:parent-style-name="Standard">
      <style:text-properties style:font-name="Liberation Sans" officeooo:rsid="0006064c" officeooo:paragraph-rsid="0006064c"/>
    </style:style>
    <style:style style:name="P5" style:family="paragraph" style:parent-style-name="Standard" style:list-style-name="L1">
      <style:text-properties style:font-name="Liberation Sans" officeooo:rsid="00072896" officeooo:paragraph-rsid="00072896"/>
    </style:style>
    <style:style style:name="P6" style:family="paragraph" style:parent-style-name="Text_20_body" style:list-style-name="L1">
      <style:text-properties style:font-name="Liberation Sans" officeooo:rsid="00072896" officeooo:paragraph-rsid="00072896"/>
    </style:style>
    <style:style style:name="P7" style:family="paragraph" style:parent-style-name="Text_20_body" style:list-style-name="L1">
      <style:text-properties style:font-name="Liberation Sans" officeooo:rsid="00072896"/>
    </style:style>
    <style:style style:name="P8" style:family="paragraph" style:parent-style-name="Standard">
      <style:text-properties style:font-name="Liberation Sans" officeooo:rsid="00072896" officeooo:paragraph-rsid="00072896"/>
    </style:style>
    <style:style style:name="T1" style:family="text">
      <style:text-properties officeooo:rsid="0006064c"/>
    </style:style>
    <style:style style:name="T2" style:family="text">
      <style:text-properties officeooo:rsid="000787d4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ting up project repository with github and then setting up both a venv and a renv:</text:p>
      <text:p text:style-name="P1"/>
      <text:list text:style-name="L1">
        <text:list-item>
          <text:p text:style-name="P2">Go to github and begin the process of setting up a repository, either make it private or public. Set the .gitignore to desired template (i.e. Python). <text:span text:style-name="T1">This presumes public repository. Private ones will require a personal access token (PAT).</text:span></text:p>
          <text:p text:style-name="P2"/>
        </text:list-item>
        <text:list-item>
          <text:p text:style-name="P2">Next clone the repository into a project folder:</text:p>
          <text:list>
            <text:list-item>
              <text:p text:style-name="P2">On Linux, use BASH to cd into desired project folder and run:<text:line-break/>git clone <text:a xlink:type="simple" xlink:href="https://github.com/your-username/reponamehere.git" text:style-name="Internet_20_link" text:visited-style-name="Visited_20_Internet_20_Link">https://github.com/your-username/reponamehere.git</text:a></text:p>
            </text:list-item>
            <text:list-item>
              <text:p text:style-name="P2">This will create a sub folder inside the project folder with the same name as repository </text:p>
            </text:list-item>
            <text:list-item>
              <text:p text:style-name="P2">You can also create a custom folder for it to be cloned into by doing the following: git clone https://github.com/your-username/titanic-python-r.git my-titanic-project, which will create a folder my-titanic-project BUT this is not the same name as original repository.</text:p>
              <text:p text:style-name="P2"/>
            </text:list-item>
          </text:list>
        </text:list-item>
        <text:list-item>
          <text:p text:style-name="P2">This will be the repository set-up and the folder cloned, so if you do any set-up in the repository beforehand then it will be copied over.</text:p>
          <text:p text:style-name="P2"/>
        </text:list-item>
        <text:list-item>
          <text:p text:style-name="P3">It is now possible to set-up a Python venv and any other virtual based environments that are necessary. </text:p>
        </text:list-item>
      </text:list>
      <text:p text:style-name="P4"/>
      <text:list text:continue-numbering="true" text:style-name="L1">
        <text:list-item>
          <text:p text:style-name="P3">Venv set-up:</text:p>
          <text:list>
            <text:list-item>
              <text:p text:style-name="P3">In BASH terminal in project folder, start with python -m venv .venv </text:p>
            </text:list-item>
            <text:list-item>
              <text:p text:style-name="P3">Next we have to tell the system to use the venv when working in this folder so we use the following:<text:line-break/># Activate it</text:p>
              <text:p text:style-name="P3"># macOS/Linux:</text:p>
              <text:p text:style-name="P3">source .venv/bin/activate</text:p>
            </text:list-item>
            <text:list-item>
              <text:p text:style-name="P3">Then you can pip install [library] and it will install in the venv </text:p>
            </text:list-item>
            <text:list-item>
              <text:p text:style-name="P3">Create a requirements.txt with the following: <text:line-break/>pip freeze &gt; requirements.txt , this provides a file we can use to rebuild the conditions used for the project. </text:p>
              <text:p text:style-name="P3"/>
            </text:list-item>
          </text:list>
        </text:list-item>
        <text:list-item>
          <text:p text:style-name="P3">Renv set-up:</text:p>
          <text:list>
            <text:list-item>
              <text:p text:style-name="P3">In BASH terminal in project folder, type R </text:p>
            </text:list-item>
            <text:list-item>
              <text:p text:style-name="P3">Type<text:line-break/>install.packages("renv")<text:line-break/>renv::init() <text:s text:c="8"/><text:tab/><text:tab/># sets up project-local R environment</text:p>
            </text:list-item>
            <text:list-item>
              <text:p text:style-name="P3">likely will have to type q() and restart renv</text:p>
            </text:list-item>
            <text:list-item>
              <text:p text:style-name="P3">Then type R again and install libraries with the following:<text:line-break/>renv::install("[LIBRARY]")</text:p>
            </text:list-item>
            <text:list-item>
              <text:p text:style-name="P3">Every so often run: <text:line-break/>renv:snapshot() similar to pip freeze for python but auto updates the R lockfile which serves as the record for libraries and versions.<text:line-break/></text:p>
            </text:list-item>
          </text:list>
        </text:list-item>
        <text:list-item>
          <text:p text:style-name="P3">Update .gitignore with <text:line-break/># Python <text:line-break/> .venv/<text:line-break/># R <text:line-break/> renv/library/<text:line-break/># OS / Editor junk<text:line-break/><text:soft-page-break/> <text:s/>.DS_Store<text:line-break/> <text:s/>.vscode/</text:p>
        </text:list-item>
        <text:list-item>
          <text:p text:style-name="P5">Then commit all to github. Then you can use the following to rebuild R and Python:<text:line-break/><text:line-break/>Anyone can run <text:span text:style-name="Source_20_Text">pip install -r requirements.txt</text:span> to rebuild Python.</text:p>
          <text:p text:style-name="P6">Anyone can run <text:span text:style-name="Source_20_Text">renv::restore()</text:span> in R to rebuild R.<text:line-break/></text:p>
        </text:list-item>
        <text:list-item>
          <text:p text:style-name="P6">Update the likely two or more .gitignore files with things such as:<text:line-break/># R (renv)<text:line-break/>renv/library/</text:p>
          <text:p text:style-name="P6">renv/staging/</text:p>
          <text:p text:style-name="P6"># Editor junk</text:p>
          <text:p text:style-name="P6">.vscode/</text:p>
          <text:p text:style-name="P6">.DS_Store</text:p>
        </text:list-item>
        <text:list-item>
          <text:p text:style-name="P6"><text:s/><text:span text:style-name="T2">Then commit these files straight to the github repository.</text:span></text:p>
          <text:p text:style-name="P7"/>
        </text:list-item>
      </text:list>
      <text:p text:style-name="P8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4:36:30.209164687</meta:creation-date>
    <dc:date>2025-10-02T15:12:49.367414720</dc:date>
    <meta:editing-duration>PT1M51S</meta:editing-duration>
    <meta:editing-cycles>1</meta:editing-cycles>
    <meta:document-statistic meta:table-count="0" meta:image-count="0" meta:object-count="0" meta:page-count="2" meta:paragraph-count="30" meta:word-count="425" meta:character-count="2527" meta:non-whitespace-character-count="2123"/>
    <meta:generator>LibreOffice/25.2.6.2$Linux_X86_64 LibreOffice_project/520$Build-2</meta:generator>
  </office:meta>
</office:document-meta>
</file>